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3508in"/>
    </style:style>
    <style:style style:name="co7" style:family="table-column">
      <style:table-column-properties fo:break-before="auto" style:column-width="0.361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0.7846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10"/>
          <table:table-cell table:style-name="ce9"/>
          <table:table-cell/>
          <table:table-cell table:style-name="ce9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" office:value-type="string">
            <text:p>CAN Var</text:p>
          </table:table-cell>
          <table:table-cell table:style-name="ce9"/>
          <table:table-cell/>
          <table:table-cell table:style-name="ce9" office:value-type="string">
            <text:p>Flag bit A</text:p>
          </table:table-cell>
          <table:table-cell table:style-name="ce9" office:value-type="string">
            <text:p>Flag bit B</text:p>
          </table:table-cell>
          <table:table-cell table:style-name="ce9" office:value-type="string">
            <text:p>Flag bit C</text:p>
          </table:table-cell>
          <table:table-cell table:style-name="ce9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otal</text:p>
          </table:table-cell>
          <table:table-cell table:style-name="ce9"/>
          <table:table-cell/>
          <table:table-cell table:style-name="ce9" office:value-type="string">
            <text:p>0 default</text:p>
          </table:table-cell>
          <table:table-cell table:style-name="ce9" office:value-type="string">
            <text:p>1 default</text:p>
          </table:table-cell>
          <table:table-cell table:style-name="ce9" office:value-type="string">
            <text:p>0 default</text:p>
          </table:table-cell>
          <table:table-cell table:style-name="ce9" office:value-type="string">
            <text:p>1 default</text:p>
          </table:table-cell>
          <table:table-cell table:style-name="ce1" table:number-columns-repeated="1006"/>
        </table:table-row>
        <table:table-row table:style-name="ro1" table:number-rows-repeated="4">
          <table:table-cell table:style-name="ce1" table:number-columns-repeated="10"/>
          <table:table-cell table:style-name="ce9"/>
          <table:table-cell/>
          <table:table-cell table:style-name="ce9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</text:p>
          </table:table-cell>
          <table:table-cell table:style-name="ce1" table:number-columns-repeated="3"/>
          <table:table-cell table:style-name="ce9" office:value-type="string">
            <text:p>Top Three</text:p>
          </table:table-cell>
          <table:table-cell table:style-name="ce12" office:value-type="string">
            <text:p>Type Byte</text:p>
          </table:table-cell>
          <table:table-cell table:style-name="ce9" table:number-columns-repeated="4"/>
          <table:table-cell table:style-name="ce1" table:number-columns-repeated="1006"/>
        </table:table-row>
        <table:table-row table:style-name="ro2">
          <table:table-cell table:style-name="ce1"/>
          <table:table-cell table:style-name="Default" table:number-columns-repeated="2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6" table:number-columns-repeated="2"/>
          <table:table-cell table:style-name="ce1"/>
          <table:table-cell table:style-name="ce9"/>
          <table:table-cell/>
          <table:table-cell table:style-name="ce9" table:number-columns-repeated="4"/>
          <table:table-cell table:style-name="ce1" table:number-columns-repeated="1006"/>
        </table:table-row>
        <table:table-row table:style-name="ro1">
          <table:table-cell table:number-columns-repeated="4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2 bits)</text:p>
          </table:table-cell>
          <table:table-cell table:style-name="ce7" office:value-type="string">
            <text:p>16 bits hex</text:p>
          </table:table-cell>
          <table:table-cell table:style-name="ce7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6"/>
          <table:table-cell table:style-name="ce6" table:number-columns-repeated="2"/>
          <table:table-cell table:style-name="ce1"/>
          <table:table-cell table:style-name="ce9"/>
          <table:table-cell/>
          <table:table-cell table:style-name="ce9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7" table:formula="of:=DEC2HEX(3*(16*256)+[.E12]*256*2+[.F12]*16+[.G12];4)" office:value-type="string" office:string-value="3080">
            <text:p>3080</text:p>
          </table:table-cell>
          <table:table-cell table:style-name="ce7"/>
          <table:table-cell/>
          <table:table-cell table:formula="of:=IF([.B12]=&quot;Y&quot;;4;IF([.D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7" table:formula="of:=DEC2HEX(3*(16*256)+[.E13]*256*2+[.F13]*16+[.G13];4)" office:value-type="string" office:string-value="30A2">
            <text:p>30A2</text:p>
          </table:table-cell>
          <table:table-cell table:style-name="ce7"/>
          <table:table-cell/>
          <table:table-cell table:formula="of:=IF([.B13]=&quot;Y&quot;;4;IF([.D13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7" table:formula="of:=DEC2HEX(3*(16*256)+[.E14]*256*2+[.F14]*16+[.G14];4)" office:value-type="string" office:string-value="30A0">
            <text:p>30A0</text:p>
          </table:table-cell>
          <table:table-cell table:style-name="ce7"/>
          <table:table-cell/>
          <table:table-cell table:formula="of:=IF([.B14]=&quot;Y&quot;;4;IF([.D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7" table:formula="of:=DEC2HEX(3*(16*256)+[.E15]*256*2+[.F15]*16+[.G15];4)" office:value-type="string" office:string-value="30B0">
            <text:p>30B0</text:p>
          </table:table-cell>
          <table:table-cell table:style-name="ce7"/>
          <table:table-cell/>
          <table:table-cell table:formula="of:=IF([.B15]=&quot;Y&quot;;4;IF([.D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7" table:formula="of:=DEC2HEX(3*(16*256)+[.E16]*256*2+[.F16]*16+[.G16];4)" office:value-type="string" office:string-value="30C2">
            <text:p>30C2</text:p>
          </table:table-cell>
          <table:table-cell table:style-name="ce7"/>
          <table:table-cell/>
          <table:table-cell table:formula="of:=IF([.B16]=&quot;Y&quot;;4;IF([.D16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optional information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7" table:formula="of:=DEC2HEX(3*(16*256)+[.E17]*256*2+[.F17]*16+[.G17];4)" office:value-type="string" office:string-value="30D2">
            <text:p>30D2</text:p>
          </table:table-cell>
          <table:table-cell table:style-name="ce7"/>
          <table:table-cell/>
          <table:table-cell table:formula="of:=IF([.B17]=&quot;Y&quot;;4;IF([.D17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7"/>
          <table:table-cell table:style-name="ce8" table:number-columns-repeated="2"/>
          <table:table-cell table:style-name="Default"/>
          <table:table-cell table:style-name="ce11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table:formula="of:=DEC2HEX(3*(16*256)+[.E21]*256*2+[.F21]*16+[.G21];4)" office:value-type="string" office:string-value="3241">
            <text:p>3241</text:p>
          </table:table-cell>
          <table:table-cell table:style-name="ce7"/>
          <table:table-cell/>
          <table:table-cell table:formula="of:=IF([.B21]=&quot;Y&quot;;4;IF([.D21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7" table:formula="of:=DEC2HEX(3*(16*256)+[.E22]*256*2+[.F22]*16+[.G22];4)" office:value-type="string" office:string-value="3251">
            <text:p>3251</text:p>
          </table:table-cell>
          <table:table-cell table:style-name="ce7"/>
          <table:table-cell/>
          <table:table-cell table:formula="of:=IF([.B22]=&quot;Y&quot;;4;IF([.D22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7" table:formula="of:=DEC2HEX(3*(16*256)+[.E23]*256*2+[.F23]*16+[.G23];4)" office:value-type="string" office:string-value="3261">
            <text:p>3261</text:p>
          </table:table-cell>
          <table:table-cell table:style-name="ce7"/>
          <table:table-cell/>
          <table:table-cell table:formula="of:=IF([.B23]=&quot;Y&quot;;4;IF([.D23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table:formula="of:=DEC2HEX(3*(16*256)+[.E25]*256*2+[.F25]*16+[.G25];4)" office:value-type="string" office:string-value="3281">
            <text:p>3281</text:p>
          </table:table-cell>
          <table:table-cell table:style-name="ce7"/>
          <table:table-cell/>
          <table:table-cell table:formula="of:=IF([.B25]=&quot;Y&quot;;4;IF([.D25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7" table:formula="of:=DEC2HEX(3*(16*256)+[.E26]*256*2+[.F26]*16+[.G26];4)" office:value-type="string" office:string-value="3291">
            <text:p>3291</text:p>
          </table:table-cell>
          <table:table-cell table:style-name="ce7"/>
          <table:table-cell/>
          <table:table-cell table:formula="of:=IF([.B26]=&quot;Y&quot;;4;IF([.D26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formula="of:=DEC2HEX(3*(16*256)+[.E27]*256*2+[.F27]*16+[.G27];4)" office:value-type="string" office:string-value="32A1">
            <text:p>32A1</text:p>
          </table:table-cell>
          <table:table-cell table:style-name="ce7"/>
          <table:table-cell/>
          <table:table-cell table:formula="of:=IF([.B27]=&quot;Y&quot;;4;IF([.D27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7" table:formula="of:=DEC2HEX(3*(16*256)+[.E28]*256*2+[.F28]*16+[.G28];4)" office:value-type="string" office:string-value="32B2">
            <text:p>32B2</text:p>
          </table:table-cell>
          <table:table-cell table:style-name="ce7"/>
          <table:table-cell/>
          <table:table-cell table:formula="of:=IF([.B28]=&quot;Y&quot;;4;IF([.D28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7" table:formula="of:=DEC2HEX(3*(16*256)+[.E29]*256*2+[.F29]*16+[.G29];4)" office:value-type="string" office:string-value="32B0">
            <text:p>32B0</text:p>
          </table:table-cell>
          <table:table-cell table:style-name="ce7"/>
          <table:table-cell/>
          <table:table-cell table:formula="of:=IF([.B29]=&quot;Y&quot;;4;IF([.D29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2">
          <table:table-cell office:value-type="string">
            <text:p>Learn Event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7" table:formula="of:=DEC2HEX(3*(16*256)+[.E30]*256*2+[.F30]*16+[.G30];4)" office:value-type="string" office:string-value="32C1">
            <text:p>32C1</text:p>
          </table:table-cell>
          <table:table-cell table:style-name="ce7"/>
          <table:table-cell/>
          <table:table-cell table:formula="of:=IF([.B30]=&quot;Y&quot;;4;IF([.D30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7" table:formula="of:=DEC2HEX(3*(16*256)+[.E31]*256*2+[.F31]*16+[.G31];4)" office:value-type="string" office:string-value="32D1">
            <text:p>32D1</text:p>
          </table:table-cell>
          <table:table-cell table:style-name="ce7"/>
          <table:table-cell/>
          <table:table-cell table:formula="of:=IF([.B31]=&quot;Y&quot;;4;IF([.D31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Datagram Messages</text:p>
          </table:table-cell>
          <table:table-cell table:number-columns-repeated="6"/>
          <table:table-cell table:style-name="ce7" table:number-columns-repeated="2"/>
          <table:table-cell table:number-columns-repeated="1013"/>
        </table:table-row>
        <table:table-row table:style-name="ro2">
          <table:table-cell office:value-type="string">
            <text:p>Datagram Conten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table:formula="of:=DEC2HEX(3*(16*256)+[.E35]*256*2+[.F35]*16+[.G35];4)" office:value-type="string" office:string-value="3442">
            <text:p>3442</text:p>
          </table:table-cell>
          <table:table-cell table:style-name="ce7"/>
          <table:table-cell/>
          <table:table-cell table:formula="of:=IF([.B35]=&quot;Y&quot;;4;IF([.D35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office:value-type="string">
            <text:p>last</text:p>
          </table:table-cell>
          <table:table-cell table:number-columns-repeated="2" office:value-type="string">
            <text:p>count</text:p>
          </table:table-cell>
          <table:table-cell office:value-type="float" office:value="0">
            <text:p>0</text:p>
          </table:table-cell>
          <table:table-cell office:value-type="string">
            <text:p>MTI byte 0x44+flags(start=2, end=1), data (0-7 bytes)</text:p>
          </table:table-cell>
          <table:table-cell table:number-columns-repeated="1005"/>
        </table:table-row>
        <table:table-row table:style-name="ro2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 table:formula="of:=DEC2HEX(3*(16*256)+[.E36]*256*2+[.F36]*16+[.G36];4)" office:value-type="string" office:string-value="3482">
            <text:p>3482</text:p>
          </table:table-cell>
          <table:table-cell table:style-name="ce7"/>
          <table:table-cell/>
          <table:table-cell table:formula="of:=IF([.B36]=&quot;Y&quot;;4;IF([.D36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8</text:p>
          </table:table-cell>
          <table:table-cell table:number-columns-repeated="1005"/>
        </table:table-row>
        <table:table-row table:style-name="ro2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7" table:formula="of:=DEC2HEX(3*(16*256)+[.E37]*256*2+[.F37]*16+[.G37];4)" office:value-type="string" office:string-value="3492">
            <text:p>3492</text:p>
          </table:table-cell>
          <table:table-cell table:style-name="ce7"/>
          <table:table-cell/>
          <table:table-cell table:formula="of:=IF([.B37]=&quot;Y&quot;;4;IF([.D37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9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6"/>
          <table:table-cell table:style-name="ce7" table:number-columns-repeated="2"/>
          <table:table-cell table:number-columns-repeated="1013"/>
        </table:table-row>
        <table:table-row table:style-name="ro2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7" table:formula="of:=DEC2HEX(3*(16*256)+[.E41]*256*2+[.F41]*16+[.G41];4)" office:value-type="string" office:string-value="34A2">
            <text:p>34A2</text:p>
          </table:table-cell>
          <table:table-cell table:style-name="ce7"/>
          <table:table-cell/>
          <table:table-cell table:formula="of:=IF([.B41]=&quot;Y&quot;;4;IF([.D41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A,buffer size (2 bytes), Source Stream ID (1 byte), reserved byte, flags (tagged=0x80)</text:p>
          </table:table-cell>
          <table:table-cell table:number-columns-repeated="1005"/>
        </table:table-row>
        <table:table-row table:style-name="ro2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7" table:formula="of:=DEC2HEX(3*(16*256)+[.E42]*256*2+[.F42]*16+[.G42];4)" office:value-type="string" office:string-value="34B2">
            <text:p>34B2</text:p>
          </table:table-cell>
          <table:table-cell table:style-name="ce7"/>
          <table:table-cell/>
          <table:table-cell table:formula="of:=IF([.B42]=&quot;Y&quot;;4;IF([.D42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2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7" table:formula="of:=DEC2HEX(3*(16*256)+[.E44]*256*2+[.F44]*16+[.G44];4)" office:value-type="string" office:string-value="3692">
            <text:p>3692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2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7" table:formula="of:=DEC2HEX(3*(16*256)+[.E45]*256*2+[.F45]*16+[.G45];4)" office:value-type="string" office:string-value="36A2">
            <text:p>36A2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6A, Stream IDs (2 bytes)</text:p>
          </table:table-cell>
          <table:table-cell table:number-columns-repeated="1005"/>
        </table:table-row>
        <table:table-row table:style-name="ro2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7" table:formula="of:=DEC2HEX(3*(16*256)+[.E46]*256*2+[.F46]*16+[.G46];4)" office:value-type="string" office:string-value="36B2">
            <text:p>36B2</text:p>
          </table:table-cell>
          <table:table-cell table:style-name="ce7"/>
          <table:table-cell/>
          <table:table-cell table:formula="of:=IF([.B46]=&quot;Y&quot;;4;IF([.D46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6B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8" table:number-columns-repeated="2"/>
          <table:table-cell table:style-name="Default"/>
          <table:table-cell table:style-name="ce11"/>
          <table:table-cell/>
          <table:table-cell table:style-name="Default" table:number-columns-repeated="1010"/>
        </table:table-row>
        <table:table-row table:style-name="ro1" table:number-rows-repeated="4"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3"/>
          <table:table-cell office:value-type="string">
            <text:p>prototypes/Arduino/libraries/OpenLCB/OpenLcbCan.h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prototypes/CBUS-PIC/canlib/frametypes.c</text:p>
          </table:table-cell>
          <table:table-cell table:number-columns-repeated="1017"/>
        </table:table-row>
        <table:table-row table:style-name="ro1" table:number-rows-repeated="65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6-12">06/12/2010</text:date> <text:time>15:45:02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2">06/12/2010</text:date>, <text:time>15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6-12T15:45:02</dc:date>
    <dc:creator>Bob Jacobsen</dc:creator>
    <meta:editing-duration>PT06H05M12S</meta:editing-duration>
    <meta:editing-cycles>69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318" meta:object-count="0"/>
  </office:meta>
</office:document-meta>
</file>